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96cm" fo:min-width="3.692cm"/>
    </style:style>
    <style:style style:name="gr2" style:family="graphic" style:parent-style-name="standard">
      <style:graphic-properties draw:textarea-horizontal-align="justify" draw:textarea-vertical-align="middle" draw:auto-grow-height="false" fo:min-height="1.582cm" fo:min-width="3.31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582cm" fo:min-width="3.819cm"/>
    </style:style>
    <style:style style:name="gr5" style:family="graphic" style:parent-style-name="standard">
      <style:graphic-properties draw:textarea-horizontal-align="justify" draw:textarea-vertical-align="middle" draw:auto-grow-height="false" fo:min-height="1.582cm" fo:min-width="3.565cm"/>
    </style:style>
    <style:style style:name="P1" style:family="paragraph">
      <style:paragraph-properties fo:text-align="center"/>
      <style:text-properties fo:color="#ffffff"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91cm" svg:height="3.302cm" svg:x="8.893cm" svg:y="3.54cm">
          <text:p text:style-name="P1"><text:span text:style-name="T1">BaseComponen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1" draw:id="id1" draw:layer="layout" svg:width="3.81cm" svg:height="2.286cm" svg:x="3.032cm" svg:y="12.176cm">
          <text:p text:style-name="P1"><text:span text:style-name="T1">Actor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3" draw:id="id3" draw:layer="layout" svg:width="3.81cm" svg:height="2.286cm" svg:x="15.196cm" svg:y="12.176cm">
          <text:p text:style-name="P1"><text:span text:style-name="T1">SubComponen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4" draw:id="id4" draw:layer="layout" svg:width="3.81cm" svg:height="2.286cm" svg:x="11.16cm" svg:y="12.176cm">
          <text:p text:style-name="P1"><text:span text:style-name="T1">Children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5" draw:id="id5" draw:layer="layout" svg:width="3.81cm" svg:height="2.286cm" svg:x="7.124cm" svg:y="12.176cm">
          <text:p text:style-name="P1"><text:span text:style-name="T1">Static Child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" draw:text-style-name="P2" draw:layer="layout" svg:x1="4.937cm" svg:y1="12.176cm" svg:x2="10.988cm" svg:y2="6.842cm" draw:start-shape="id1" draw:start-glue-point="4" draw:end-shape="id2" svg:d="M4937 12176v-2666h6051v-2668" svg:viewBox="0 0 6052 5335">
          <text:p/>
        </draw:connector>
        <draw:connector draw:style-name="gr3" draw:text-style-name="P2" draw:layer="layout" svg:x1="17.101cm" svg:y1="12.176cm" svg:x2="10.989cm" svg:y2="6.842cm" draw:start-shape="id3" draw:start-glue-point="4" draw:end-shape="id2" draw:end-glue-point="6" svg:d="M17101 12176v-2666h-6112v-2668" svg:viewBox="0 0 6113 5335">
          <text:p/>
        </draw:connector>
        <draw:connector draw:style-name="gr3" draw:text-style-name="P2" draw:layer="layout" svg:x1="13.065cm" svg:y1="12.176cm" svg:x2="10.988cm" svg:y2="6.842cm" draw:start-shape="id4" draw:start-glue-point="4" draw:end-shape="id2" svg:d="M13065 12176v-2666h-2077v-2668" svg:viewBox="0 0 2078 5335">
          <text:p/>
        </draw:connector>
        <draw:connector draw:style-name="gr3" draw:text-style-name="P2" draw:layer="layout" svg:x1="9.029cm" svg:y1="12.176cm" svg:x2="10.989cm" svg:y2="6.842cm" draw:start-shape="id5" draw:start-glue-point="4" draw:end-shape="id2" draw:end-glue-point="6" svg:d="M9029 12176v-2666h1960v-2668" svg:viewBox="0 0 1961 5335">
          <text:p/>
        </draw:connector>
        <draw:custom-shape draw:style-name="gr2" draw:text-style-name="P1" xml:id="id6" draw:id="id6" draw:layer="layout" svg:width="3.81cm" svg:height="2.286cm" svg:x="-9.133cm" svg:y="16.14cm">
          <text:p text:style-name="P1"><text:span text:style-name="T1">Unit</text:span></text:p>
          <draw:enhanced-geometry svg:viewBox="0 0 21600 21600" draw:glue-points="10800 0 0 10800 10800 21600 21600 10800" draw:text-areas="0 4300 21600 21600" draw:mirror-horizontal="false" draw:mirror-vertical="false" draw:type="flowchart-card" draw:enhanced-path="M 4300 0 L 21600 0 21600 21600 0 21600 0 4300 4300 0 Z N"/>
        </draw:custom-shape>
        <draw:custom-shape draw:style-name="gr2" draw:text-style-name="P1" xml:id="id7" draw:id="id7" draw:layer="layout" svg:width="3.81cm" svg:height="2.286cm" svg:x="-5.069cm" svg:y="16.14cm">
          <text:p text:style-name="P1"><text:span text:style-name="T1">Picku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8" draw:id="id8" draw:layer="layout" svg:width="3.81cm" svg:height="2.286cm" svg:x="-1.005cm" svg:y="16.14cm">
          <text:p text:style-name="P1"><text:span text:style-name="T1">Structur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9" draw:id="id9" draw:layer="layout" svg:width="3.81cm" svg:height="2.286cm" svg:x="3.059cm" svg:y="16.113cm">
          <text:p text:style-name="P1"><text:span text:style-name="T1">Pro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10" draw:id="id10" draw:layer="layout" svg:width="3.81cm" svg:height="2.286cm" svg:x="7.096cm" svg:y="16.113cm">
          <text:p text:style-name="P1"><text:span text:style-name="T1">Zone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11" draw:id="id11" draw:layer="layout" svg:width="3.81cm" svg:height="2.286cm" svg:x="11.541cm" svg:y="17.256cm">
          <text:p text:style-name="P1"><text:span text:style-name="T1">MotionController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xml:id="id12" draw:id="id12" draw:layer="layout" svg:width="4.318cm" svg:height="2.286cm" svg:x="15.605cm" svg:y="17.256cm">
          <text:p text:style-name="P1"><text:span text:style-name="T1">InventoryController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13" draw:id="id13" draw:layer="layout" svg:width="3.81cm" svg:height="2.286cm" svg:x="20.177cm" svg:y="17.256cm">
          <text:p text:style-name="P1"><text:span text:style-name="T1">AnimController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" draw:text-style-name="P1" xml:id="id14" draw:id="id14" draw:layer="layout" svg:width="4.064cm" svg:height="2.286cm" svg:x="24.241cm" svg:y="17.256cm">
          <text:p text:style-name="P1"><text:span text:style-name="T1">DamageController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" draw:text-style-name="P2" draw:layer="layout" svg:x1="4.937cm" svg:y1="14.462cm" svg:x2="-7.228cm" svg:y2="16.14cm" draw:start-shape="id1" draw:start-glue-point="6" draw:end-shape="id6" draw:end-glue-point="4" svg:d="M4937 14462v840h-12165v838" svg:viewBox="0 0 12166 1679">
          <text:p/>
        </draw:connector>
        <draw:connector draw:style-name="gr3" draw:text-style-name="P2" draw:layer="layout" svg:x1="-3.164cm" svg:y1="16.14cm" svg:x2="4.937cm" svg:y2="14.462cm" draw:start-shape="id7" draw:start-glue-point="4" draw:end-shape="id1" draw:end-glue-point="6" svg:d="M-3164 16140v-838h8101v-840" svg:viewBox="0 0 8102 1679">
          <text:p/>
        </draw:connector>
        <draw:connector draw:style-name="gr3" draw:text-style-name="P2" draw:layer="layout" svg:x1="0.9cm" svg:y1="16.14cm" svg:x2="4.937cm" svg:y2="14.462cm" draw:start-shape="id8" draw:start-glue-point="4" draw:end-shape="id1" draw:end-glue-point="6" svg:d="M900 16140v-838h4037v-840" svg:viewBox="0 0 4038 1679">
          <text:p/>
        </draw:connector>
        <draw:connector draw:style-name="gr3" draw:text-style-name="P2" draw:layer="layout" svg:x1="4.964cm" svg:y1="16.113cm" svg:x2="4.937cm" svg:y2="14.462cm" draw:start-shape="id9" draw:start-glue-point="4" draw:end-shape="id1" draw:end-glue-point="6" svg:d="M4964 16113v-825h-27v-826" svg:viewBox="0 0 28 1652">
          <text:p/>
        </draw:connector>
        <draw:connector draw:style-name="gr3" draw:text-style-name="P2" draw:layer="layout" svg:x1="9.001cm" svg:y1="16.113cm" svg:x2="4.937cm" svg:y2="14.462cm" draw:start-shape="id10" draw:start-glue-point="4" draw:end-shape="id1" draw:end-glue-point="6" svg:d="M9001 16113v-825h-4064v-826" svg:viewBox="0 0 4065 1652">
          <text:p/>
        </draw:connector>
        <draw:connector draw:style-name="gr3" draw:text-style-name="P2" draw:layer="layout" svg:x1="17.101cm" svg:y1="14.462cm" svg:x2="13.446cm" svg:y2="17.256cm" draw:start-shape="id3" draw:start-glue-point="6" draw:end-shape="id11" svg:d="M17101 14462v1398h-3655v1396" svg:viewBox="0 0 3656 2795">
          <text:p/>
        </draw:connector>
        <draw:connector draw:style-name="gr3" draw:text-style-name="P2" draw:layer="layout" svg:x1="17.101cm" svg:y1="14.462cm" svg:x2="17.764cm" svg:y2="17.256cm" draw:start-shape="id3" draw:start-glue-point="6" draw:end-shape="id12" svg:d="M17101 14462v1398h663v1396" svg:viewBox="0 0 664 2795">
          <text:p/>
        </draw:connector>
        <draw:connector draw:style-name="gr3" draw:text-style-name="P2" draw:layer="layout" svg:x1="17.101cm" svg:y1="14.462cm" svg:x2="22.082cm" svg:y2="17.256cm" draw:start-shape="id3" draw:start-glue-point="6" draw:end-shape="id13" svg:d="M17101 14462v1398h4981v1396" svg:viewBox="0 0 4982 2795">
          <text:p/>
        </draw:connector>
        <draw:connector draw:style-name="gr3" draw:text-style-name="P2" draw:layer="layout" svg:x1="17.101cm" svg:y1="14.462cm" svg:x2="26.273cm" svg:y2="17.256cm" draw:start-shape="id3" draw:start-glue-point="6" draw:end-shape="id14" svg:d="M17101 14462v1398h9172v1396" svg:viewBox="0 0 9173 27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20:54:52.134000000</meta:creation-date>
    <dc:date>2016-10-13T21:07:22.084000000</dc:date>
    <meta:editing-duration>PT14S</meta:editing-duration>
    <meta:editing-cycles>1</meta:editing-cycles>
    <meta:document-statistic meta:object-count="27"/>
    <meta:generator>LibreOffice/5.1.3.2$Windows_x86 LibreOffice_project/644e4637d1d8544fd9f56425bd6cec110e49301b</meta:generator>
  </office:meta>
</office:document-meta>
</file>